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E50]" office:value-type="float" office:value="25" calcext:value-type="float">
            <text:p>25</text:p>
          </table:table-cell>
          <table:table-cell table:formula="of:=[.D54]-40" office:value-type="float" office:value="-15" calcext:value-type="float">
            <text:p>-15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 style:data-style-name="N2" text:time-value="08:59:03.46513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9-17T13:56:46.693176569</dc:date>
    <meta:editing-duration>P1DT1H33M2S</meta:editing-duration>
    <meta:editing-cycles>122</meta:editing-cycles>
    <meta:document-statistic meta:table-count="1" meta:cell-count="128" meta:object-count="0"/>
  </office:meta>
</office:document-meta>
</file>